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cs" fo:country="CZ" fo:font-weight="bold" officeooo:rsid="00134428" officeooo:paragraph-rsid="001344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34428" officeooo:paragraph-rsid="0013442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a64d" officeooo:paragraph-rsid="0006a5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a5c8" officeooo:paragraph-rsid="0006a5c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cs" fo:country="CZ" fo:font-weight="normal" officeooo:rsid="00134428" officeooo:paragraph-rsid="0013442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3590" officeooo:paragraph-rsid="0007359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cs" fo:country="CZ" fo:font-weight="normal" officeooo:rsid="00120b6e" officeooo:paragraph-rsid="00120b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cs" fo:country="CZ" fo:font-weight="normal" officeooo:rsid="000b5161" officeooo:paragraph-rsid="0013f4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8331" officeooo:paragraph-rsid="0013f4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cs" fo:country="CZ" fo:font-weight="normal" officeooo:rsid="000b5161" officeooo:paragraph-rsid="00120b6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cs" fo:country="CZ" fo:font-weight="normal" officeooo:rsid="00080a97" officeooo:paragraph-rsid="00080a9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5161" officeooo:paragraph-rsid="000b8331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dbf80"/>
    </style:style>
    <style:style style:name="T3" style:family="text">
      <style:text-properties fo:language="cs" fo:country="CZ" officeooo:rsid="00120b6e"/>
    </style:style>
    <style:style style:name="T4" style:family="text">
      <style:text-properties fo:language="cs" fo:country="CZ" officeooo:rsid="00073590"/>
    </style:style>
    <style:style style:name="T5" style:family="text">
      <style:text-properties officeooo:rsid="0017a29f"/>
    </style:style>
    <style:style style:name="T6" style:family="text">
      <style:text-properties fo:language="en" fo:country="US" officeooo:rsid="0017a29f"/>
    </style:style>
    <style:style style:name="T7" style:family="text">
      <style:text-properties officeooo:rsid="00134428"/>
    </style:style>
    <style:style style:name="T8" style:family="text">
      <style:text-properties officeooo:rsid="001899aa"/>
    </style:style>
    <style:style style:name="T9" style:family="text">
      <style:text-properties style:text-line-through-style="none" style:text-line-through-type="none" officeooo:rsid="0017a29f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0f3ae1"/>
    </style:style>
    <style:style style:name="T12" style:family="text">
      <style:text-properties style:text-line-through-style="none" style:text-line-through-type="none" officeooo:rsid="000b8331"/>
    </style:style>
    <style:style style:name="T13" style:family="text">
      <style:text-properties style:text-line-through-style="none" style:text-line-through-type="none" officeooo:rsid="000f8d23"/>
    </style:style>
    <style:style style:name="T14" style:family="text">
      <style:text-properties style:text-line-through-style="none" style:text-line-through-type="none" fo:language="cs" fo:country="CZ" officeooo:rsid="001899aa"/>
    </style:style>
    <style:style style:name="T15" style:family="text">
      <style:text-properties style:text-line-through-style="none" style:text-line-through-type="none" fo:language="cs" fo:country="CZ" officeooo:rsid="0013f4bb"/>
    </style:style>
    <style:style style:name="T16" style:family="text">
      <style:text-properties fo:language="en" fo:country="US"/>
    </style:style>
    <style:style style:name="T17" style:family="text">
      <style:text-properties fo:language="cs" fo:country="CZ" officeooo:rsid="001899aa"/>
    </style:style>
    <style:style style:name="T18" style:family="text">
      <style:text-properties style:text-line-through-style="none" style:text-line-through-type="none" officeooo:rsid="0013f4bb"/>
    </style:style>
    <style:style style:name="T19" style:family="text">
      <style:text-properties style:text-line-through-style="none" style:text-line-through-type="none" fo:language="cs" fo:country="CZ" officeooo:rsid="000b8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ls Studio – aplikace pro návrh BMX tratí</text:p>
      <text:p text:style-name="P2">Trails Studio – application for designing BMX courses</text:p>
      <text:p text:style-name="P3"><text:span text:style-name="T1">Freestyle BMX </text:span><text:span text:style-name="T2">Dirt </text:span><text:span text:style-name="T1">je extrémní sport, ve kterém se dělají triky na speciálních kolech </text:span><text:span text:style-name="T2">v</text:span><text:span text:style-name="T1"> jízd</text:span><text:span text:style-name="T2">ě</text:span><text:span text:style-name="T1"> po hliněných tratích </text:span><text:span text:style-name="T2">s jasně definovaným počátečním bodem a trasou, kudy vedou.</text:span></text:p>
      <text:p text:style-name="P4"><text:span text:style-name="T3">T</text:span><text:span text:style-name="T2">yto</text:span><text:span text:style-name="T1"> tra</text:span><text:span text:style-name="T2">tě</text:span><text:span text:style-name="T1"> musí být správně postaven</text:span><text:span text:style-name="T2">é</text:span><text:span text:style-name="T1">, aby </text:span><text:span text:style-name="T4">na každou překážku měl jezdec dostatečnou, ale ne příliš velkou rychlost.</text:span></text:p>
      <text:p text:style-name="P5"><text:span text:style-name="T5">Stavba tratě je proces přesunování a zhutňování zeminy. </text:span>V současnosti <text:span text:style-name="T5">stavby probíhají </text:span>způsobem trial-and-error, což <text:span text:style-name="T6">je nepraktick</text:span><text:span text:style-name="T5">é a časově náročné</text:span>.</text:p>
      <text:p text:style-name="P6"/>
      <text:p text:style-name="P7">Cílem této bakalářské práce je vytvořit a implementovat systém <text:span text:style-name="T5">v podobě počítačové aplikace</text:span>, kter<text:span text:style-name="T5">á</text:span> umožní navrhnout trať <text:span text:style-name="T5">včetně její 3D podoby</text:span><text:span text:style-name="T7"> a </text:span>odladit její parametry <text:span text:style-name="T7">tak, aby </text:span><text:span text:style-name="T8">podle těchto parametrů mohla vzniknout ve skutečnosti.</text:span></text:p>
      <text:p text:style-name="P8"><text:span text:style-name="T9">Výstupem p</text:span><text:span text:style-name="T10">ráce </text:span><text:span text:style-name="T11">bude</text:span><text:span text:style-name="T12"> odladěný minimal viable product, na kterém </text:span><text:span text:style-name="T13">půjde</text:span><text:span text:style-name="T12"> ověřit praktickou využitelnost takovéto aplikace.</text:span></text:p>
      <text:p text:style-name="P9"><text:span text:style-name="T14">Aplikace u</text:span><text:span text:style-name="T15">možní určovat změny sklonu terénu, vytvářet posloupnost překážek jejich postupným definováním </text:span><text:span text:style-name="T14">a </text:span><text:span text:style-name="T16">b</text:span><text:span text:style-name="T1">ude</text:span><text:span text:style-name="T4"> schopna vypočítat příjezdovou rychlost a trajektorii letu pro každou překážku a podle toho </text:span><text:span text:style-name="T17">omezit</text:span><text:span text:style-name="T4"> její parametry tak, aby </text:span><text:span text:style-name="T17">daná překážka byla po postavení ve skutečnosti funkční</text:span><text:span text:style-name="T4">.</text:span></text:p>
      <text:p text:style-name="P10"><text:span text:style-name="T18">Prací vznikne z</text:span><text:span text:style-name="T12">áklad pro rozšíření </text:span><text:span text:style-name="T13">funkcionality </text:span><text:span text:style-name="T12">nebo přidání dalších typů překážek.</text:span></text:p>
      <text:p text:style-name="P11"/>
      <text:p text:style-name="P11"/>
      <text:p text:style-name="P12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8:52:38.468000000</meta:creation-date>
    <dc:date>2025-04-15T08:48:52.922243200</dc:date>
    <meta:editing-duration>PT52M32S</meta:editing-duration>
    <meta:editing-cycles>5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9" meta:word-count="180" meta:character-count="1256" meta:non-whitespace-character-count="1083"/>
  </office:meta>
</office:document-meta>
</file>